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4bc19"/>
    </style:style>
    <style:style style:name="T2" style:family="text">
      <style:text-properties officeooo:rsid="00161b1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391441577833516508" text:style-name="L1">
        <text:list-item>
          <text:p text:style-name="P2"><text:a xlink:type="simple" xlink:href="http://geeksquiz.com/linked-list-set-2-inserting-a-node/" office:target-frame-name="_blank" xlink:show="new" text:style-name="Internet_20_link" text:visited-style-name="Visited_20_Internet_20_Link">Linked List Insertion</text:a> - <text:span text:style-name="T2">IMP</text:span></text:p>
        </text:list-item>
        <text:list-item>
          <text:p text:style-name="P2"><text:a xlink:type="simple" xlink:href="http://geeksquiz.com/linked-list-set-3-deleting-node/" text:style-name="Internet_20_link" text:visited-style-name="Visited_20_Internet_20_Link">Linked List Deletion (Deleting a given key)</text:a> - <text:span text:style-name="T2">IMP</text:span></text:p>
        </text:list-item>
        <text:list-item>
          <text:p text:style-name="P2"><text:a xlink:type="simple" xlink:href="http://geeksquiz.com/delete-a-linked-list-node-at-a-given-position/" text:style-name="Internet_20_link" text:visited-style-name="Visited_20_Internet_20_Link">Linked List Deletion (Deleting a key at given position)</text:a> - <text:span text:style-name="T2">IMP</text:span></text:p>
        </text:list-item>
        <text:list-item>
          <text:p text:style-name="P2"><text:a xlink:type="simple" xlink:href="https://www.geeksforgeeks.org/write-a-function-to-delete-a-linked-list/" text:style-name="Internet_20_link" text:visited-style-name="Visited_20_Internet_20_Link">Write a function to delete a Linked List</text:a> - <text:span text:style-name="T2">IMP</text:span></text:p>
        </text:list-item>
        <text:list-item>
          <text:p text:style-name="P2"><text:a xlink:type="simple" xlink:href="http://geeksquiz.com/find-length-of-a-linked-list-iterative-and-recursive/" text:style-name="Internet_20_link" text:visited-style-name="Visited_20_Internet_20_Link">Find Length of a Linked List (Iterative and Recursive)</text:a> - <text:span text:style-name="T2">IMP</text:span></text:p>
        </text:list-item>
        <text:list-item>
          <text:p text:style-name="P2"><text:a xlink:type="simple" xlink:href="https://www.geeksforgeeks.org/write-a-function-to-get-nth-node-in-a-linked-list/" text:style-name="Internet_20_link" text:visited-style-name="Visited_20_Internet_20_Link">Write a function to get Nth node in a Linked List</text:a> - <text:span text:style-name="T2">IMP</text:span></text:p>
        </text:list-item>
        <text:list-item>
          <text:p text:style-name="P2"><text:a xlink:type="simple" xlink:href="https://www.geeksforgeeks.org/write-a-c-function-to-print-the-middle-of-the-linked-list/" text:style-name="Internet_20_link" text:visited-style-name="Visited_20_Internet_20_Link">Print the middle of a given linked list</text:a> - <text:span text:style-name="T2">IMP</text:span></text:p>
        </text:list-item>
        <text:list-item>
          <text:p text:style-name="P2"><text:a xlink:type="simple" xlink:href="https://www.geeksforgeeks.org/write-a-function-that-counts-the-number-of-times-a-given-int-occurs-in-a-linked-list/" text:style-name="Internet_20_link" text:visited-style-name="Visited_20_Internet_20_Link">Write a function that counts the number of times a given int occurs in a Linked List</text:a> - <text:span text:style-name="T2">IMP</text:span></text:p>
        </text:list-item>
        <text:list-item>
          <text:p text:style-name="P2"><text:a xlink:type="simple" xlink:href="https://www.geeksforgeeks.org/write-a-c-function-to-detect-loop-in-a-linked-list/" text:style-name="Internet_20_link" text:visited-style-name="Visited_20_Internet_20_Link">Detect loop in a linked list</text:a> - <text:span text:style-name="T1">IMP</text:span></text:p>
        </text:list-item>
        <text:list-item>
          <text:p text:style-name="P2"><text:a xlink:type="simple" xlink:href="https://www.geeksforgeeks.org/remove-duplicates-from-a-sorted-linked-list/" text:style-name="Internet_20_link" text:visited-style-name="Visited_20_Internet_20_Link">Remove duplicates from a sorted linked list</text:a> - <text:span text:style-name="T2">IMP</text:span></text:p>
        </text:list-item>
        <text:list-item>
          <text:p text:style-name="P2"><text:a xlink:type="simple" xlink:href="https://www.geeksforgeeks.org/write-a-function-to-reverse-the-nodes-of-a-linked-list/" text:style-name="Internet_20_link" text:visited-style-name="Visited_20_Internet_20_Link">Reverse a linked list</text:a> - <text:span text:style-name="T2">IMP</text:span></text:p>
        </text:list-item>
        <text:list-item>
          <text:p text:style-name="P2"><text:a xlink:type="simple" xlink:href="https://www.geeksforgeeks.org/write-a-recursive-function-to-print-reverse-of-a-linked-list/" text:style-name="Internet_20_link" text:visited-style-name="Visited_20_Internet_20_Link">Recursive function to print reverse of a Linked List</text:a> <text:s/>- <text:span text:style-name="T2">IMP</text:span></text:p>
        </text:list-item>
        <text:list-item>
          <text:p text:style-name="P2"><text:a xlink:type="simple" xlink:href="https://www.geeksforgeeks.org/rotate-a-linked-list/" text:style-name="Internet_20_link" text:visited-style-name="Visited_20_Internet_20_Link">Rotate a Linked List</text:a> - <text:span text:style-name="T2">IMP</text:span></text:p>
        </text:list-item>
        <text:list-item>
          <text:p text:style-name="P2"><text:a xlink:type="simple" xlink:href="https://www.geeksforgeeks.org/generic-linked-list-in-c-2/" text:style-name="Internet_20_link" text:visited-style-name="Visited_20_Internet_20_Link">Generic Linked List in C</text:a> - <text:span text:style-name="T2">IMP</text:span></text:p>
        </text:list-item>
        <text:list-item>
          <text:p text:style-name="P2"><text:a xlink:type="simple" xlink:href="http://geeksquiz.com/delete-a-linked-list-node-at-a-given-position/" text:style-name="Internet_20_link" text:visited-style-name="Visited_20_Internet_20_Link">Delete a Linked List node at a given position</text:a> - <text:span text:style-name="T2">IMP</text:span></text:p>
        </text:list-item>
        <text:list-item>
          <text:p text:style-name="P2"><text:span text:style-name="T2">C</text:span><text:a xlink:type="simple" xlink:href="https://www.geeksforgeeks.org/check-linked-list-loop-palindrome-not/" text:style-name="Internet_20_link" text:visited-style-name="Visited_20_Internet_20_Link">heck linked list with a loop is palindrome or not</text:a> - <text:span text:style-name="T2">IMP</text:span></text:p>
        </text:list-item>
        <text:list-item>
          <text:p text:style-name="P2"><text:a xlink:type="simple" xlink:href="https://www.geeksforgeeks.org/remove-occurrences-duplicates-sorted-linked-list/" text:style-name="Internet_20_link" text:visited-style-name="Visited_20_Internet_20_Link">Remove all occurrences of duplicates from a sorted Linked List</text:a> - <text:span text:style-name="T2">IMP</text:span></text:p>
        </text:list-item>
        <text:list-item>
          <text:p text:style-name="P2"><text:a xlink:type="simple" xlink:href="https://www.geeksforgeeks.org/merge-two-sorted-linked-lists/" text:style-name="Internet_20_link" text:visited-style-name="Visited_20_Internet_20_Link">Merge two sorted linked lists</text:a> - <text:span text:style-name="T2">IMP</text:span></text:p>
        </text:list-item>
        <text:list-item>
          <text:p text:style-name="P2"><text:a xlink:type="simple" xlink:href="https://www.geeksforgeeks.org/delete-middle-of-linked-list/" text:style-name="Internet_20_link" text:visited-style-name="Visited_20_Internet_20_Link">Delete middle of linked list</text:a> - <text:span text:style-name="T2">IMP</text:span></text:p>
        </text:list-item>
        <text:list-item>
          <text:p text:style-name="P2"><text:a xlink:type="simple" xlink:href="https://www.geeksforgeeks.org/merge-two-sorted-lists-place/" text:style-name="Internet_20_link" text:visited-style-name="Visited_20_Internet_20_Link">Merge two sorted lists (in-place)</text:a> - <text:span text:style-name="T2">IMP</text:span></text:p>
        </text:list-item>
        <text:list-item>
          <text:p text:style-name="P2"><text:a xlink:type="simple" xlink:href="https://www.geeksforgeeks.org/insert-node-middle-linked-list/" text:style-name="Internet_20_link" text:visited-style-name="Visited_20_Internet_20_Link">Insert node into the middle of the linked list</text:a> – <text:span text:style-name="T2">IMP</text:span></text:p>
        </text:list-item>
        <text:list-item>
          <text:p text:style-name="P2"><text:s/>Delete a Node from linked list without head poin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0:31:54.454978637</meta:creation-date>
    <dc:date>2019-07-09T21:13:11.904948836</dc:date>
    <meta:editing-duration>PT9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2" meta:character-count="1102" meta:non-whitespace-character-count="911"/>
  </office:meta>
</office:document-meta>
</file>